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7.26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px-x-0102010000_5f_10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x-x-0102010000_10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Affoltern</text:p>
          </table:table-cell>
          <table:table-cell table:style-name="ce4" office:value-type="float" office:value="9807" calcext:value-type="float">
            <text:p>980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Andelfingen</text:p>
          </table:table-cell>
          <table:table-cell table:style-name="ce4" office:value-type="float" office:value="4038" calcext:value-type="float">
            <text:p>4038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Bülach</text:p>
          </table:table-cell>
          <table:table-cell table:style-name="ce4" office:value-type="float" office:value="41601" calcext:value-type="float">
            <text:p>41601</text:p>
          </table:table-cell>
          <table:table-cell table:style-name="Default"/>
          <table:table-cell table:style-name="ce1" table:number-columns-repeated="2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ielsdorf</text:p>
          </table:table-cell>
          <table:table-cell table:style-name="ce4" office:value-type="float" office:value="24356" calcext:value-type="float">
            <text:p>2435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inwil</text:p>
          </table:table-cell>
          <table:table-cell table:style-name="ce4" office:value-type="float" office:value="18727" calcext:value-type="float">
            <text:p>1872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orgen</text:p>
          </table:table-cell>
          <table:table-cell table:style-name="ce4" office:value-type="float" office:value="33765" calcext:value-type="float">
            <text:p>3376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eilen</text:p>
          </table:table-cell>
          <table:table-cell table:style-name="ce4" office:value-type="float" office:value="22834" calcext:value-type="float">
            <text:p>2283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fäffikon</text:p>
          </table:table-cell>
          <table:table-cell table:style-name="ce4" office:value-type="float" office:value="11403" calcext:value-type="float">
            <text:p>1140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Uster</text:p>
          </table:table-cell>
          <table:table-cell table:style-name="ce4" office:value-type="float" office:value="32787" calcext:value-type="float">
            <text:p>3278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Winterthur</text:p>
          </table:table-cell>
          <table:table-cell table:style-name="ce4" office:value-type="float" office:value="34303" calcext:value-type="float">
            <text:p>3430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ietikon</text:p>
          </table:table-cell>
          <table:table-cell table:style-name="ce4" office:value-type="float" office:value="31553" calcext:value-type="float">
            <text:p>3155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Zürich</text:p>
          </table:table-cell>
          <table:table-cell table:style-name="ce4" office:value-type="float" office:value="130164" calcext:value-type="float">
            <text:p>13016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iel</text:p>
          </table:table-cell>
          <table:table-cell table:style-name="ce4" office:value-type="float" office:value="25944" calcext:value-type="float">
            <text:p>2594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eeland</text:p>
          </table:table-cell>
          <table:table-cell table:style-name="ce4" office:value-type="float" office:value="9199" calcext:value-type="float">
            <text:p>919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Oberaargau</text:p>
          </table:table-cell>
          <table:table-cell table:style-name="ce4" office:value-type="float" office:value="11810" calcext:value-type="float">
            <text:p>1181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Emmental</text:p>
          </table:table-cell>
          <table:table-cell table:style-name="ce4" office:value-type="float" office:value="8598" calcext:value-type="float">
            <text:p>859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ern</text:p>
          </table:table-cell>
          <table:table-cell table:style-name="ce4" office:value-type="float" office:value="74024" calcext:value-type="float">
            <text:p>7402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Thun</text:p>
          </table:table-cell>
          <table:table-cell table:style-name="ce4" office:value-type="float" office:value="10798" calcext:value-type="float">
            <text:p>1079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Obersimmental</text:p>
          </table:table-cell>
          <table:table-cell table:style-name="ce4" office:value-type="float" office:value="1521" calcext:value-type="float">
            <text:p>152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aanen</text:p>
          </table:table-cell>
          <table:table-cell table:style-name="ce4" office:value-type="float" office:value="1520" calcext:value-type="float">
            <text:p>152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Frutigen</text:p>
          </table:table-cell>
          <table:table-cell table:style-name="ce4" office:value-type="float" office:value="1648" calcext:value-type="float">
            <text:p>164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Niedersimmental</text:p>
          </table:table-cell>
          <table:table-cell table:style-name="ce4" office:value-type="float" office:value="1640" calcext:value-type="float">
            <text:p>164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Interlaken</text:p>
          </table:table-cell>
          <table:table-cell table:style-name="ce4" office:value-type="float" office:value="4130" calcext:value-type="float">
            <text:p>413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Oberhasli</text:p>
          </table:table-cell>
          <table:table-cell table:style-name="ce4" office:value-type="float" office:value="4130" calcext:value-type="float">
            <text:p>413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uzern</text:p>
          </table:table-cell>
          <table:table-cell table:style-name="ce4" office:value-type="float" office:value="37734" calcext:value-type="float">
            <text:p>3773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ochdorf</text:p>
          </table:table-cell>
          <table:table-cell table:style-name="ce4" office:value-type="float" office:value="15752" calcext:value-type="float">
            <text:p>1575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ursee</text:p>
          </table:table-cell>
          <table:table-cell table:style-name="ce4" office:value-type="float" office:value="9927" calcext:value-type="float">
            <text:p>992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Willisau</text:p>
          </table:table-cell>
          <table:table-cell table:style-name="ce4" office:value-type="float" office:value="8242" calcext:value-type="float">
            <text:p>824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Entlebuch</text:p>
          </table:table-cell>
          <table:table-cell table:style-name="ce4" office:value-type="float" office:value="2478" calcext:value-type="float">
            <text:p>247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float" office:value="4295" calcext:value-type="float">
            <text:p>429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Einsiedeln</text:p>
          </table:table-cell>
          <table:table-cell table:style-name="ce4" office:value-type="float" office:value="2366" calcext:value-type="float">
            <text:p>236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ersau</text:p>
          </table:table-cell>
          <table:table-cell table:style-name="ce4" office:value-type="float" office:value="504" calcext:value-type="float">
            <text:p>50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öfe</text:p>
          </table:table-cell>
          <table:table-cell table:style-name="ce4" office:value-type="float" office:value="7473" calcext:value-type="float">
            <text:p>747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Küssnacht</text:p>
          </table:table-cell>
          <table:table-cell table:style-name="ce4" office:value-type="float" office:value="2725" calcext:value-type="float">
            <text:p>272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arch</text:p>
          </table:table-cell>
          <table:table-cell table:style-name="ce4" office:value-type="float" office:value="9811" calcext:value-type="float">
            <text:p>981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chwyz</text:p>
          </table:table-cell>
          <table:table-cell table:style-name="ce4" office:value-type="float" office:value="9387" calcext:value-type="float">
            <text:p>938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Obwalden</text:p>
          </table:table-cell>
          <table:table-cell table:style-name="ce4" office:value-type="float" office:value="5486" calcext:value-type="float">
            <text:p>548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Nidwalden</text:p>
          </table:table-cell>
          <table:table-cell table:style-name="ce4" office:value-type="float" office:value="6035" calcext:value-type="float">
            <text:p>603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larus</text:p>
          </table:table-cell>
          <table:table-cell table:style-name="ce4" office:value-type="float" office:value="9497" calcext:value-type="float">
            <text:p>949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Zug</text:p>
          </table:table-cell>
          <table:table-cell table:style-name="ce4" office:value-type="float" office:value="34139" calcext:value-type="float">
            <text:p>3413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 Broye</text:p>
          </table:table-cell>
          <table:table-cell table:style-name="ce4" office:value-type="float" office:value="5974" calcext:value-type="float">
            <text:p>597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 Glâne</text:p>
          </table:table-cell>
          <table:table-cell table:style-name="ce4" office:value-type="float" office:value="4486" calcext:value-type="float">
            <text:p>448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 Gruyère</text:p>
          </table:table-cell>
          <table:table-cell table:style-name="ce4" office:value-type="float" office:value="13990" calcext:value-type="float">
            <text:p>1399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 Sarine</text:p>
          </table:table-cell>
          <table:table-cell table:style-name="ce4" office:value-type="float" office:value="29699" calcext:value-type="float">
            <text:p>2969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c</text:p>
          </table:table-cell>
          <table:table-cell table:style-name="ce4" office:value-type="float" office:value="7487" calcext:value-type="float">
            <text:p>748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ense</text:p>
          </table:table-cell>
          <table:table-cell table:style-name="ce4" office:value-type="float" office:value="4639" calcext:value-type="float">
            <text:p>463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 Veveyse</text:p>
          </table:table-cell>
          <table:table-cell table:style-name="ce4" office:value-type="float" office:value="3552" calcext:value-type="float">
            <text:p>355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äu</text:p>
          </table:table-cell>
          <table:table-cell table:style-name="ce4" office:value-type="float" office:value="4614" calcext:value-type="float">
            <text:p>461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Thal</text:p>
          </table:table-cell>
          <table:table-cell table:style-name="ce4" office:value-type="float" office:value="2823" calcext:value-type="float">
            <text:p>282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ucheggberg</text:p>
          </table:table-cell>
          <table:table-cell table:style-name="ce4" office:value-type="float" office:value="541" calcext:value-type="float">
            <text:p>54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orneck</text:p>
          </table:table-cell>
          <table:table-cell table:style-name="ce4" office:value-type="float" office:value="3671" calcext:value-type="float">
            <text:p>367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ösgen</text:p>
          </table:table-cell>
          <table:table-cell table:style-name="ce4" office:value-type="float" office:value="5589" calcext:value-type="float">
            <text:p>558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Wasseramt</text:p>
          </table:table-cell>
          <table:table-cell table:style-name="ce4" office:value-type="float" office:value="12068" calcext:value-type="float">
            <text:p>1206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ebern</text:p>
          </table:table-cell>
          <table:table-cell table:style-name="ce4" office:value-type="float" office:value="10142" calcext:value-type="float">
            <text:p>1014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Olten</text:p>
          </table:table-cell>
          <table:table-cell table:style-name="ce4" office:value-type="float" office:value="14179" calcext:value-type="float">
            <text:p>1417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olothurn</text:p>
          </table:table-cell>
          <table:table-cell table:style-name="ce4" office:value-type="float" office:value="3528" calcext:value-type="float">
            <text:p>352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Thierstein</text:p>
          </table:table-cell>
          <table:table-cell table:style-name="ce4" office:value-type="float" office:value="2046" calcext:value-type="float">
            <text:p>204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asel-Stadt</text:p>
          </table:table-cell>
          <table:table-cell table:style-name="ce4" office:value-type="float" office:value="69044" calcext:value-type="float">
            <text:p>6904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Arlesheim</text:p>
          </table:table-cell>
          <table:table-cell table:style-name="ce4" office:value-type="float" office:value="35341" calcext:value-type="float">
            <text:p>3534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ufen</text:p>
          </table:table-cell>
          <table:table-cell table:style-name="ce4" office:value-type="float" office:value="3664" calcext:value-type="float">
            <text:p>366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iestal</text:p>
          </table:table-cell>
          <table:table-cell table:style-name="ce4" office:value-type="float" office:value="16828" calcext:value-type="float">
            <text:p>1682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issach</text:p>
          </table:table-cell>
          <table:table-cell table:style-name="ce4" office:value-type="float" office:value="5337" calcext:value-type="float">
            <text:p>533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Waldenburg</text:p>
          </table:table-cell>
          <table:table-cell table:style-name="ce4" office:value-type="float" office:value="2464" calcext:value-type="float">
            <text:p>246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Oberklettgau</text:p>
          </table:table-cell>
          <table:table-cell table:style-name="ce4" office:value-type="float" office:value="662" calcext:value-type="float">
            <text:p>66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eiat</text:p>
          </table:table-cell>
          <table:table-cell table:style-name="ce4" office:value-type="float" office:value="1778" calcext:value-type="float">
            <text:p>177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chaffhausen</text:p>
          </table:table-cell>
          <table:table-cell table:style-name="ce4" office:value-type="float" office:value="15860" calcext:value-type="float">
            <text:p>1586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chleitheim</text:p>
          </table:table-cell>
          <table:table-cell table:style-name="ce4" office:value-type="float" office:value="375" calcext:value-type="float">
            <text:p>37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tein</text:p>
          </table:table-cell>
          <table:table-cell table:style-name="ce4" office:value-type="float" office:value="1410" calcext:value-type="float">
            <text:p>141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Unterklettgau</text:p>
          </table:table-cell>
          <table:table-cell table:style-name="ce4" office:value-type="float" office:value="795" calcext:value-type="float">
            <text:p>79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interland</text:p>
          </table:table-cell>
          <table:table-cell table:style-name="ce4" office:value-type="float" office:value="4186" calcext:value-type="float">
            <text:p>418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ittelland</text:p>
          </table:table-cell>
          <table:table-cell table:style-name="ce4" office:value-type="float" office:value="2345" calcext:value-type="float">
            <text:p>234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Vorderland</text:p>
          </table:table-cell>
          <table:table-cell table:style-name="ce4" office:value-type="float" office:value="2379" calcext:value-type="float">
            <text:p>237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Appenzell Innerrhoden</text:p>
          </table:table-cell>
          <table:table-cell table:style-name="ce4" office:value-type="float" office:value="1773" calcext:value-type="float">
            <text:p>177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ankt Gallen</text:p>
          </table:table-cell>
          <table:table-cell table:style-name="ce4" office:value-type="float" office:value="31317" calcext:value-type="float">
            <text:p>3131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orschach</text:p>
          </table:table-cell>
          <table:table-cell table:style-name="ce4" office:value-type="float" office:value="11622" calcext:value-type="float">
            <text:p>1162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heintal</text:p>
          </table:table-cell>
          <table:table-cell table:style-name="ce4" office:value-type="float" office:value="19707" calcext:value-type="float">
            <text:p>1970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Werdenberg</text:p>
          </table:table-cell>
          <table:table-cell table:style-name="ce4" office:value-type="float" office:value="11835" calcext:value-type="float">
            <text:p>1183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arganserland</text:p>
          </table:table-cell>
          <table:table-cell table:style-name="ce4" office:value-type="float" office:value="8241" calcext:value-type="float">
            <text:p>824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ee-Gaster</text:p>
          </table:table-cell>
          <table:table-cell table:style-name="ce4" office:value-type="float" office:value="11784" calcext:value-type="float">
            <text:p>1178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Toggenburg</text:p>
          </table:table-cell>
          <table:table-cell table:style-name="ce4" office:value-type="float" office:value="7875" calcext:value-type="float">
            <text:p>787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Wil</text:p>
          </table:table-cell>
          <table:table-cell table:style-name="ce4" office:value-type="float" office:value="17342" calcext:value-type="float">
            <text:p>1734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Albula</text:p>
          </table:table-cell>
          <table:table-cell table:style-name="ce4" office:value-type="float" office:value="1509" calcext:value-type="float">
            <text:p>150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ernina</text:p>
          </table:table-cell>
          <table:table-cell table:style-name="ce4" office:value-type="float" office:value="446" calcext:value-type="float">
            <text:p>44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interrhein</text:p>
          </table:table-cell>
          <table:table-cell table:style-name="ce4" office:value-type="float" office:value="2027" calcext:value-type="float">
            <text:p>202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Imboden</text:p>
          </table:table-cell>
          <table:table-cell table:style-name="ce4" office:value-type="float" office:value="3761" calcext:value-type="float">
            <text:p>376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Inn</text:p>
          </table:table-cell>
          <table:table-cell table:style-name="ce4" office:value-type="float" office:value="1620" calcext:value-type="float">
            <text:p>162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ndquart</text:p>
          </table:table-cell>
          <table:table-cell table:style-name="ce4" office:value-type="float" office:value="3750" calcext:value-type="float">
            <text:p>375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aloja</text:p>
          </table:table-cell>
          <table:table-cell table:style-name="ce4" office:value-type="float" office:value="5793" calcext:value-type="float">
            <text:p>579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oësa</text:p>
          </table:table-cell>
          <table:table-cell table:style-name="ce4" office:value-type="float" office:value="1863" calcext:value-type="float">
            <text:p>186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lessur</text:p>
          </table:table-cell>
          <table:table-cell table:style-name="ce4" office:value-type="float" office:value="8164" calcext:value-type="float">
            <text:p>816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rättigau/Davos</text:p>
          </table:table-cell>
          <table:table-cell table:style-name="ce4" office:value-type="float" office:value="5047" calcext:value-type="float">
            <text:p>504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urselva</text:p>
          </table:table-cell>
          <table:table-cell table:style-name="ce4" office:value-type="float" office:value="2638" calcext:value-type="float">
            <text:p>263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Aarau</text:p>
          </table:table-cell>
          <table:table-cell table:style-name="ce4" office:value-type="float" office:value="17938" calcext:value-type="float">
            <text:p>1793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aden</text:p>
          </table:table-cell>
          <table:table-cell table:style-name="ce4" office:value-type="float" office:value="40411" calcext:value-type="float">
            <text:p>4041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remgarten</text:p>
          </table:table-cell>
          <table:table-cell table:style-name="ce4" office:value-type="float" office:value="18186" calcext:value-type="float">
            <text:p>1818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rugg</text:p>
          </table:table-cell>
          <table:table-cell table:style-name="ce4" office:value-type="float" office:value="12163" calcext:value-type="float">
            <text:p>1216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Kulm</text:p>
          </table:table-cell>
          <table:table-cell table:style-name="ce4" office:value-type="float" office:value="10376" calcext:value-type="float">
            <text:p>1037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ufenburg</text:p>
          </table:table-cell>
          <table:table-cell table:style-name="ce4" office:value-type="float" office:value="6065" calcext:value-type="float">
            <text:p>606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enzburg</text:p>
          </table:table-cell>
          <table:table-cell table:style-name="ce4" office:value-type="float" office:value="13547" calcext:value-type="float">
            <text:p>1354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uri</text:p>
          </table:table-cell>
          <table:table-cell table:style-name="ce4" office:value-type="float" office:value="6007" calcext:value-type="float">
            <text:p>600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heinfelden</text:p>
          </table:table-cell>
          <table:table-cell table:style-name="ce4" office:value-type="float" office:value="12076" calcext:value-type="float">
            <text:p>1207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Zofingen</text:p>
          </table:table-cell>
          <table:table-cell table:style-name="ce4" office:value-type="float" office:value="17062" calcext:value-type="float">
            <text:p>1706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Zurzach</text:p>
          </table:table-cell>
          <table:table-cell table:style-name="ce4" office:value-type="float" office:value="9919" calcext:value-type="float">
            <text:p>991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Arbon</text:p>
          </table:table-cell>
          <table:table-cell table:style-name="ce4" office:value-type="float" office:value="14904" calcext:value-type="float">
            <text:p>1490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Frauenfeld</text:p>
          </table:table-cell>
          <table:table-cell table:style-name="ce4" office:value-type="float" office:value="13415" calcext:value-type="float">
            <text:p>1341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Kreuzlingen</text:p>
          </table:table-cell>
          <table:table-cell table:style-name="ce4" office:value-type="float" office:value="18835" calcext:value-type="float">
            <text:p>1883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ünchwilen</text:p>
          </table:table-cell>
          <table:table-cell table:style-name="ce4" office:value-type="float" office:value="8338" calcext:value-type="float">
            <text:p>833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Weinfelden</text:p>
          </table:table-cell>
          <table:table-cell table:style-name="ce4" office:value-type="float" office:value="10839" calcext:value-type="float">
            <text:p>1083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ellinzona</text:p>
          </table:table-cell>
          <table:table-cell table:style-name="ce4" office:value-type="float" office:value="13969" calcext:value-type="float">
            <text:p>1396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lenio</text:p>
          </table:table-cell>
          <table:table-cell table:style-name="ce4" office:value-type="float" office:value="568" calcext:value-type="float">
            <text:p>56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eventina</text:p>
          </table:table-cell>
          <table:table-cell table:style-name="ce4" office:value-type="float" office:value="2610" calcext:value-type="float">
            <text:p>261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ocarno</text:p>
          </table:table-cell>
          <table:table-cell table:style-name="ce4" office:value-type="float" office:value="16016" calcext:value-type="float">
            <text:p>1601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ugano</text:p>
          </table:table-cell>
          <table:table-cell table:style-name="ce4" office:value-type="float" office:value="48515" calcext:value-type="float">
            <text:p>4851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endrisio</text:p>
          </table:table-cell>
          <table:table-cell table:style-name="ce4" office:value-type="float" office:value="13107" calcext:value-type="float">
            <text:p>1310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iviera</text:p>
          </table:table-cell>
          <table:table-cell table:style-name="ce4" office:value-type="float" office:value="4043" calcext:value-type="float">
            <text:p>404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Vallemaggia</text:p>
          </table:table-cell>
          <table:table-cell table:style-name="ce4" office:value-type="float" office:value="719" calcext:value-type="float">
            <text:p>71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Aigle</text:p>
          </table:table-cell>
          <table:table-cell table:style-name="ce4" office:value-type="float" office:value="16427" calcext:value-type="float">
            <text:p>16427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roye-Vully</text:p>
          </table:table-cell>
          <table:table-cell table:style-name="ce4" office:value-type="float" office:value="12666" calcext:value-type="float">
            <text:p>1266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ros-de-Vaud</text:p>
          </table:table-cell>
          <table:table-cell table:style-name="ce4" office:value-type="float" office:value="7698" calcext:value-type="float">
            <text:p>769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Jura-North Vaudois</text:p>
          </table:table-cell>
          <table:table-cell table:style-name="ce4" office:value-type="float" office:value="23080" calcext:value-type="float">
            <text:p>2308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usanne</text:p>
          </table:table-cell>
          <table:table-cell table:style-name="ce4" office:value-type="float" office:value="66389" calcext:value-type="float">
            <text:p>6638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vaux-Oron</text:p>
          </table:table-cell>
          <table:table-cell table:style-name="ce4" office:value-type="float" office:value="15830" calcext:value-type="float">
            <text:p>1583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orges</text:p>
          </table:table-cell>
          <table:table-cell table:style-name="ce4" office:value-type="float" office:value="21973" calcext:value-type="float">
            <text:p>2197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Nyon</text:p>
          </table:table-cell>
          <table:table-cell table:style-name="ce4" office:value-type="float" office:value="34308" calcext:value-type="float">
            <text:p>3430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Ouest Lausannois</text:p>
          </table:table-cell>
          <table:table-cell table:style-name="ce4" office:value-type="float" office:value="33800" calcext:value-type="float">
            <text:p>3380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ays-d'Enhaut</text:p>
          </table:table-cell>
          <table:table-cell table:style-name="ce4" office:value-type="float" office:value="31694" calcext:value-type="float">
            <text:p>3169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rig</text:p>
          </table:table-cell>
          <table:table-cell table:style-name="ce4" office:value-type="float" office:value="3961" calcext:value-type="float">
            <text:p>396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Conthey</text:p>
          </table:table-cell>
          <table:table-cell table:style-name="ce4" office:value-type="float" office:value="6470" calcext:value-type="float">
            <text:p>647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Entremont</text:p>
          </table:table-cell>
          <table:table-cell table:style-name="ce4" office:value-type="float" office:value="3671" calcext:value-type="float">
            <text:p>367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oms</text:p>
          </table:table-cell>
          <table:table-cell table:style-name="ce4" office:value-type="float" office:value="510" calcext:value-type="float">
            <text:p>510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érens</text:p>
          </table:table-cell>
          <table:table-cell table:style-name="ce4" office:value-type="float" office:value="1273" calcext:value-type="float">
            <text:p>127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euk</text:p>
          </table:table-cell>
          <table:table-cell table:style-name="ce4" office:value-type="float" office:value="1836" calcext:value-type="float">
            <text:p>1836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artigny</text:p>
          </table:table-cell>
          <table:table-cell table:style-name="ce4" office:value-type="float" office:value="12325" calcext:value-type="float">
            <text:p>1232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onthey</text:p>
          </table:table-cell>
          <table:table-cell table:style-name="ce4" office:value-type="float" office:value="12325" calcext:value-type="float">
            <text:p>1232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aron</text:p>
          </table:table-cell>
          <table:table-cell table:style-name="ce4" office:value-type="float" office:value="1011" calcext:value-type="float">
            <text:p>101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aint-Maurice</text:p>
          </table:table-cell>
          <table:table-cell table:style-name="ce4" office:value-type="float" office:value="2923" calcext:value-type="float">
            <text:p>292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ierre</text:p>
          </table:table-cell>
          <table:table-cell table:style-name="ce4" office:value-type="float" office:value="14769" calcext:value-type="float">
            <text:p>1476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ion</text:p>
          </table:table-cell>
          <table:table-cell table:style-name="ce4" office:value-type="float" office:value="11379" calcext:value-type="float">
            <text:p>1137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Visp</text:p>
          </table:table-cell>
          <table:table-cell table:style-name="ce4" office:value-type="float" office:value="6279" calcext:value-type="float">
            <text:p>6279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oudry</text:p>
          </table:table-cell>
          <table:table-cell table:style-name="ce4" office:value-type="float" office:value="9095" calcext:value-type="float">
            <text:p>9095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 Chaux-de-Fonds</text:p>
          </table:table-cell>
          <table:table-cell table:style-name="ce4" office:value-type="float" office:value="12211" calcext:value-type="float">
            <text:p>1221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e Locle</text:p>
          </table:table-cell>
          <table:table-cell table:style-name="ce4" office:value-type="float" office:value="3423" calcext:value-type="float">
            <text:p>342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Neuchâtel</text:p>
          </table:table-cell>
          <table:table-cell table:style-name="ce4" office:value-type="float" office:value="15784" calcext:value-type="float">
            <text:p>15784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Val-de-Ruz</text:p>
          </table:table-cell>
          <table:table-cell table:style-name="ce4" office:value-type="float" office:value="2863" calcext:value-type="float">
            <text:p>286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Val-de-Travers</text:p>
          </table:table-cell>
          <table:table-cell table:style-name="ce4" office:value-type="float" office:value="2313" calcext:value-type="float">
            <text:p>231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enève</text:p>
          </table:table-cell>
          <table:table-cell table:style-name="ce4" office:value-type="float" office:value="196883" calcext:value-type="float">
            <text:p>196883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Delémont</text:p>
          </table:table-cell>
          <table:table-cell table:style-name="ce4" office:value-type="float" office:value="6788" calcext:value-type="float">
            <text:p>6788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es Franches-Montagnes</text:p>
          </table:table-cell>
          <table:table-cell table:style-name="ce4" office:value-type="float" office:value="1001" calcext:value-type="float">
            <text:p>1001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orrentruy</text:p>
          </table:table-cell>
          <table:table-cell table:style-name="ce4" office:value-type="float" office:value="2862" calcext:value-type="float">
            <text:p>2862</text:p>
          </table:table-cell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 table:number-rows-repeated="3">
          <table:table-cell table:style-name="Default"/>
          <table:table-cell table:style-name="ce1"/>
          <table:table-cell table:style-name="Default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8">
          <table:table-cell table:style-name="Default"/>
          <table:table-cell table:number-columns-repeated="1023"/>
        </table:table-row>
        <table:table-row table:style-name="ro1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x-x-0102010000_5f_101" style:display-name="PageStyle_px-x-0102010000_1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0:32:29.427826100</meta:creation-date>
    <dc:date>2018-05-15T10:06:10.956946999</dc:date>
    <meta:generator>LibreOffice/5.1.6.2$Linux_X86_64 LibreOffice_project/10m0$Build-2</meta:generator>
    <meta:editing-duration>PT26M28S</meta:editing-duration>
    <meta:editing-cycles>19</meta:editing-cycles>
    <meta:document-statistic meta:table-count="1" meta:cell-count="298" meta:object-count="0"/>
    <meta:user-defined meta:name="DocSecurity" meta:value-type="float">0</meta:user-defined>
    <meta:user-defined meta:name="ScaleCrop" meta:value-type="boolean">false</meta:user-defined>
  </office:meta>
</office:document-meta>
</file>